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8D30E993ADD0D99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366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9cm, 5.562cm, 4.394cm, 10.13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049cm" svg:y="0.039cm" svg:width="16.956cm" svg:height="6.225cm" draw:z-index="0"><draw:image xlink:href="Pictures/100000000000078000000408D30E993ADD0D99AA.png" xlink:type="simple" xlink:show="embed" xlink:actuate="onLoad" draw:mime-type="image/png"/></draw:frame>693905757 - cristina bermudez <text:span text:style-name="T1">sotysola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5:47:32.605000000</meta:creation-date>
    <dc:date>2022-11-07T15:56:18.911000000</dc:date>
    <meta:editing-duration>PT2H14M48S</meta:editing-duration>
    <meta:editing-cycles>2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1" meta:word-count="5" meta:character-count="39" meta:non-whitespace-character-count="35"/>
  </office:meta>
</office:document-meta>
</file>